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Idzie Jezus, spójrz</text:span><text:span text:style-name="T1"><text:line-break/></text:span><text:span text:style-name="T1">jak kroczy On po wodzie.</text:span><text:span text:style-name="T1"><text:line-break/></text:span><text:span text:style-name="T1">Podnosi Cię</text:span><text:span text:style-name="T1"><text:line-break/></text:span><text:span text:style-name="T1">i pomaga Ci wstać</text:span><text:span text:style-name="T1"><text:line-break/></text:span><text:span text:style-name="T1">- wstać pomaga</text:span><text:span text:style-name="T1"><text:line-break/></text:span><text:span text:style-name="T1">Idzie Jezus, On jest Panem</text:span><text:span text:style-name="T1"><text:line-break/></text:span><text:span text:style-name="T1">Twych spienionych fal.</text:span><text:span text:style-name="T1"><text:line-break/></text:span><text:span text:style-name="T1">Idzie Jezus, On: miłuje m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Idzie Jezus, s</text:span><text:span text:style-name="T1">pójrz</text:span><text:span text:style-name="T1"><text:line-break/></text:span><text:span text:style-name="T1">jak kroczy </text:span><text:span text:style-name="T1">On po wodzie.</text:span><text:span text:style-name="T1"><text:line-break/></text:span><text:span text:style-name="T1">Podnosi Cię</text:span><text:span text:style-name="T1"><text:line-break/></text:span><text:span text:style-name="T1">i pomaga Ci wstać</text:span><text:span text:style-name="T1"><text:line-break/></text:span><text:span text:style-name="T1">- wstać pomaga</text:span><text:span text:style-name="T1"><text:line-break/></text:span><text:span text:style-name="T1">Idzie Jezus, On jest Panem</text:span><text:span text:style-name="T1"><text:line-break/></text:span><text:span text:style-name="T1">Twych spienionych fal.</text:span><text:span text:style-name="T1"><text:line-break/></text:span><text:span text:style-name="T1">Idzie Jezus, On: uświęca m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.106cm" svg:x="-0.001cm" svg:y="-0.054cm" presentation:class="title" presentation:user-transformed="true">
          <draw:text-box>
            <text:p text:style-name="P1"><text:span text:style-name="T1">3. Idzie Jezus, Spójrz</text:span><text:span text:style-name="T1"><text:line-break/></text:span><text:span text:style-name="T1">jak kroczy On po wodzie.</text:span><text:span text:style-name="T1"><text:line-break/></text:span><text:span text:style-name="T1">Podnosi Cię</text:span><text:span text:style-name="T1"><text:line-break/></text:span><text:span text:style-name="T1">i pomaga Ci wstać</text:span><text:span text:style-name="T1"><text:line-break/></text:span><text:span text:style-name="T1">- wstać pomaga</text:span><text:span text:style-name="T1"><text:line-break/></text:span><text:span text:style-name="T1">Idzie Jezus, On jest Panem</text:span><text:span text:style-name="T1"><text:line-break/></text:span><text:span text:style-name="T1">Twych spienionych fal.</text:span><text:span text:style-name="T1"><text:line-break/></text:span><text:span text:style-name="T1">Idzie Jezus, On:</text:span><text:span text:style-name="T1"><text:line-break/></text:span><text:span text:style-name="T1">błogosławi m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4. Idzie Jezus, s</text:span><text:span text:style-name="T1">pójrz</text:span><text:span text:style-name="T1"><text:line-break/></text:span><text:span text:style-name="T1">jak kroczy </text:span><text:span text:style-name="T1">On po wodzie.</text:span><text:span text:style-name="T1"><text:line-break/></text:span><text:span text:style-name="T1">Podnosi Cię</text:span><text:span text:style-name="T1"><text:line-break/></text:span><text:span text:style-name="T1">i pomaga Ci wstać</text:span><text:span text:style-name="T1"><text:line-break/></text:span><text:span text:style-name="T1">- wstać pomaga</text:span><text:span text:style-name="T1"><text:line-break/></text:span><text:span text:style-name="T1">Idzie Jezus, On jest Panem</text:span><text:span text:style-name="T1"><text:line-break/></text:span><text:span text:style-name="T1">Twych spienionych fal.</text:span><text:span text:style-name="T1"><text:line-break/></text:span><text:span text:style-name="T1">Idzie Jezus, On: Kieruje mną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.106cm" svg:x="-0.001cm" svg:y="-0.054cm" presentation:class="title" presentation:user-transformed="true">
          <draw:text-box>
            <text:p text:style-name="P1"><text:span text:style-name="T1">5. Idzie Jezus, s</text:span><text:span text:style-name="T1">pójrz</text:span><text:span text:style-name="T1"><text:line-break/></text:span><text:span text:style-name="T1">jak kroczy </text:span><text:span text:style-name="T1">On po wodzie.</text:span><text:span text:style-name="T1"><text:line-break/></text:span><text:span text:style-name="T1">Podnosi Cię</text:span><text:span text:style-name="T1"><text:line-break/></text:span><text:span text:style-name="T1">i pomaga Ci wstać</text:span><text:span text:style-name="T1"><text:line-break/></text:span><text:span text:style-name="T1">- wstać pomaga</text:span><text:span text:style-name="T1"><text:line-break/></text:span><text:span text:style-name="T1">Idzie Jezus, On jest Panem</text:span><text:span text:style-name="T1"><text:line-break/></text:span><text:span text:style-name="T1">Twych spienionych fal.</text:span><text:span text:style-name="T1"><text:line-break/></text:span><text:span text:style-name="T1">Idzie Jezus, On:</text:span><text:span text:style-name="T1"><text:line-break/></text:span><text:span text:style-name="T1">pociesza mn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2" draw:layer="layout" svg:width="28cm" svg:height="21.106cm" svg:x="-0.001cm" svg:y="-0.054cm" presentation:class="title" presentation:user-transformed="true">
          <draw:text-box>
            <text:p text:style-name="P1"><text:span text:style-name="T1">6. Idzie Jezus, s</text:span><text:span text:style-name="T1">pójrz</text:span><text:span text:style-name="T1"><text:line-break/></text:span><text:span text:style-name="T1">jak kroczy </text:span><text:span text:style-name="T1">On po wodzie.</text:span><text:span text:style-name="T1"><text:line-break/></text:span><text:span text:style-name="T1">Podnosi Cię</text:span><text:span text:style-name="T1"><text:line-break/></text:span><text:span text:style-name="T1">i pomaga Ci wstać</text:span><text:span text:style-name="T1"><text:line-break/></text:span><text:span text:style-name="T1">- wstać pomaga</text:span><text:span text:style-name="T1"><text:line-break/></text:span><text:span text:style-name="T1">Idzie Jezus, On jest Panem</text:span><text:span text:style-name="T1"><text:line-break/></text:span><text:span text:style-name="T1">Twych spienionych fal.</text:span><text:span text:style-name="T1"><text:line-break/></text:span><text:span text:style-name="T1">Idzie Jezus, On:</text:span><text:span text:style-name="T1"><text:line-break/></text:span><text:span text:style-name="T1">przenika m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25T17:16:01</meta:creation-date>
    <dc:creator>Rafał Talacha</dc:creator>
    <dc:date>2009-01-03T18:49:24</dc:date>
    <dc:language>pl-PL</dc:language>
    <meta:editing-cycles>10</meta:editing-cycles>
    <meta:editing-duration>PT15M26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